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1.7833in"/>
    </style:style>
    <style:style style:name="TableColumn4" style:family="table-column">
      <style:table-column-properties style:column-width="1.4527in"/>
    </style:style>
    <style:style style:name="TableColumn5" style:family="table-column">
      <style:table-column-properties style:column-width="1.9638in"/>
    </style:style>
    <style:style style:name="TableColumn6" style:family="table-column">
      <style:table-column-properties style:column-width="2.225in"/>
    </style:style>
    <style:style style:name="Table2" style:family="table">
      <style:table-properties style:width="7.42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fo:background-color="#F5F5F5" style:writing-mode="lr-tb" style:vertical-align="bottom" fo:padding-top="0.1041in" fo:padding-left="0.1041in" fo:padding-bottom="0.1041in" fo:padding-right="0.1041in"/>
    </style:style>
    <style:style style:name="P9" style:parent-style-name="Normale" style:family="paragraph">
      <style:paragraph-properties fo:margin-bottom="0.177in" fo:line-height="100%"/>
      <style:text-properties style:font-name="Arial" style:font-name-asian="Times New Roman" style:font-name-complex="Arial" fo:color="#3C3C3C" fo:font-size="10.5pt" style:font-size-asian="10.5pt" style:font-size-complex="10.5pt" style:language-asian="it" style:country-asian="IT"/>
    </style:style>
    <style:style style:name="TableCell10" style:family="table-cell">
      <style:table-cell-properties fo:border="none" fo:background-color="#F5F5F5" style:writing-mode="lr-tb" style:vertical-align="bottom" fo:padding-top="0.1041in" fo:padding-left="0.1041in" fo:padding-bottom="0.1041in" fo:padding-right="0.1041in"/>
    </style:style>
    <style:style style:name="P11" style:parent-style-name="Normale" style:family="paragraph">
      <style:paragraph-properties fo:margin-bottom="0.177in" fo:line-height="100%"/>
      <style:text-properties style:font-name="Arial" style:font-name-asian="Times New Roman" style:font-name-complex="Arial" fo:color="#3C3C3C" fo:font-size="10.5pt" style:font-size-asian="10.5pt" style:font-size-complex="10.5pt" style:language-asian="it" style:country-asian="IT"/>
    </style:style>
    <style:style style:name="TableCell12" style:family="table-cell">
      <style:table-cell-properties fo:border="none" fo:background-color="#F5F5F5" style:writing-mode="lr-tb" style:vertical-align="bottom" fo:padding-top="0.1041in" fo:padding-left="0.1041in" fo:padding-bottom="0.1041in" fo:padding-right="0.1041in"/>
    </style:style>
    <style:style style:name="P13" style:parent-style-name="Normale" style:family="paragraph">
      <style:paragraph-properties fo:margin-bottom="0.177in" fo:line-height="100%"/>
      <style:text-properties style:font-name="Arial" style:font-name-asian="Times New Roman" style:font-name-complex="Arial" fo:color="#3C3C3C" fo:font-size="10.5pt" style:font-size-asian="10.5pt" style:font-size-complex="10.5pt" style:language-asian="it" style:country-asian="IT"/>
    </style:style>
    <style:style style:name="TableCell14" style:family="table-cell">
      <style:table-cell-properties fo:border="none" fo:background-color="#F5F5F5" style:writing-mode="lr-tb" style:vertical-align="bottom" fo:padding-top="0.1041in" fo:padding-left="0.1041in" fo:padding-bottom="0.1041in" fo:padding-right="0.1041in"/>
    </style:style>
    <style:style style:name="P15" style:parent-style-name="Normale" style:family="paragraph">
      <style:paragraph-properties fo:margin-bottom="0.177in" fo:line-height="100%"/>
      <style:text-properties style:font-name="Arial" style:font-name-asian="Times New Roman" style:font-name-complex="Arial" fo:color="#3C3C3C" fo:font-size="10.5pt" style:font-size-asian="10.5pt" style:font-size-complex="10.5pt" style:language-asian="it" style:country-asian="IT"/>
    </style:style>
    <style:style style:name="P16" style:parent-style-name="Normale" style:family="paragraph">
      <style:text-properties style:font-name-complex="Calibri" fo:color="#3C3C3C" fo:background-color="#FFFFFF"/>
    </style:style>
    <style:style style:name="P17" style:parent-style-name="Normale" style:family="paragraph">
      <style:text-properties style:font-name-complex="Calibri" fo:color="#3C3C3C" fo:background-color="#FFFFFF"/>
    </style:style>
    <style:style style:name="P18" style:parent-style-name="Normale" style:family="paragraph">
      <style:text-properties style:font-name-complex="Calibri" fo:font-weight="bold" style:font-weight-asian="bold" style:font-weight-complex="bold" fo:color="#3C3C3C" fo:font-size="14pt" style:font-size-asian="14pt" style:font-size-complex="14pt" fo:background-color="#FFFFFF"/>
    </style:style>
    <style:style style:name="P19" style:parent-style-name="Normale" style:family="paragraph">
      <style:text-properties style:font-name-complex="Calibri" fo:color="#3C3C3C" fo:background-color="#FFFFFF"/>
    </style:style>
    <style:style style:name="P20" style:parent-style-name="Normale" style:family="paragraph">
      <style:text-properties style:font-name-complex="Calibri" fo:color="#3C3C3C" fo:background-color="#FFFFFF"/>
    </style:style>
    <style:style style:name="T21" style:parent-style-name="Car.predefinitoparagrafo" style:family="text">
      <style:text-properties style:font-name-complex="Calibri" fo:color="#3C3C3C" fo:background-color="#FFFFFF"/>
    </style:style>
    <style:style style:name="T22" style:parent-style-name="Car.predefinitoparagrafo" style:family="text">
      <style:text-properties style:font-name-complex="Calibri" fo:color="#3C3C3C" fo:background-color="#FFFFFF"/>
    </style:style>
  </office:automatic-styles>
  <office:body>
    <office:text text:use-soft-page-breaks="true">
      <text:p text:style-name="P1">NAT</text:p>
      <text:p text:style-name="Normale">Per garantire la connettività IP tra indirizzi privati e la connettività pubblica, abbiamo bisogno di dispositivi che gestiscano l’indirizzamento privato perché nell’internet pubblica non è possibile avere pacchetti ip che<text:s/>nell’header abbiano ip privati. Abbiamo bisogno quindi o di un proxy che risolve il problema a livello applicativo o di un router, che opera al livello 3.<text:s/></text:p>
      <text:p text:style-name="Normale">Un modo per connettere l’Intranet con l’Internet<text:s/>è con un router NAT. Esso traduce gli indirizzi privati in indirizzi pubblici. Sostituisce nei pacchetti IP, gli indirizzi privati con gli indirizzi pubblici.<text:s/></text:p>
      <text:p text:style-name="Normale">Come funziona un NAT base?</text:p>
      <text:p text:style-name="Normale">Qualcuno nella rete privata genera un pacchetto IP con sorgente con indirizzo privati e destinazione con indirizzo pubblico. Il NAT prende l’indirizzo privato e lo sostituisce con uno degli indirizzi pubblici che ha a disposizione. Solitamente ha un pool, cioè un set di indirizzi pubblici.<text:s/></text:p>
      <text:p text:style-name="Normale">Ovviamente per far si che dall’esterno è possibile contattare lo stesso host che ha<text:s/>inviati messaggi, il NAT deve mantenere una tabella interna con match indirizzo privato e pubblico per poi poter instradare il pacchetto. La gestione della tabella, cioè quale indirizzo IP pubblico assegnare a quale indirizzo IP privato, è a discrezione del sistemista di rete.<text:s/></text:p>
      <text:p text:style-name="Normale">Oltre al match di indirizzo pubblico e privato, viene effettuato il match tra porta usata internamente ed una porta del NAT che sarà usata esternamente per ricevere i pacchetti IP.</text:p>
      <text:p text:style-name="Normale">Riassumendo: nelle informazioni importanti della NAT Table, vengono salvate le seguenti informazioni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header-rows>
          <table:table-row table:style-name="TableRow7">
            <table:table-cell table:style-name="TableCell8">
              <text:p text:style-name="P9">IP privato del client</text:p>
            </table:table-cell>
            <table:table-cell table:style-name="TableCell10">
              <text:p text:style-name="P11">Porta del client</text:p>
            </table:table-cell>
            <table:table-cell table:style-name="TableCell12">
              <text:p text:style-name="P13">IP pubblico del router</text:p>
            </table:table-cell>
            <table:table-cell table:style-name="TableCell14">
              <text:p text:style-name="P15">Porta pubblica del router</text:p>
            </table:table-cell>
          </table:table-row>
        </table:table-header-rows>
      </table:table>
      <text:p text:style-name="Normale"/>
      <text:p text:style-name="P16">Accanto agli indirizzi IP e ai numeri di porta, i router annotano nella tabella NAT una marca temporale per<text:s/>ogni connessione. Ciò serve come timeout e indica quando la voce coinvolta può essere eliminata. Così si può assicurare che le porte non rimangano aperte costantemente in caso di inattività e si trasformino possibilmente in uno spiraglio per gli attacchi hacker.</text:p>
      <text:p text:style-name="P17"/>
      <text:p text:style-name="P18">ARP e RARP</text:p>
      <text:p text:style-name="P19">Il protocollo ARP gestisce la corrispondenza tra indirizzo IP ed indirizzo MAC. IP utilizza per inoltrare i propri pacchetti, indirizzi di livello inferiore. Ogni host IP ha una tabella ARP che effettua la corrispondenza sopraelencata.<text:s/></text:p>
      <text:p text:style-name="P20">La tabella è creata e gestita dinamicamente dal protocollo ARP. Il protocollo ARP ha due messaggi ARP-Request ed ARP-Replay. Un’entità IP che deve procedere all’inoltro verso un’altra entità IP, cerca se nella tabella di ARP c’è un’entry corrispondete, se<text:s/>c’è procede all’inoltro diretto. Se la entry non è presente, tramite un messaggio di broadcast detto ARP-Request chiede chi è l’host con tale indirizzo IP. Tutti gli host sulla stessa interfaccia di rete riceveranno il messaggio e solo l’host con l’indirizzo IP indicato nell’ARP-Request risponde con un ARP-Replay (che è un messaggio unicast) indicando l’indirizzo MAC.</text:p>
      <text:p text:style-name="Normale"><text:span text:style-name="T21">Il protocollo RARP invece, permette di sapere l’indirizzo IP conoscendo il proprio indirizzo MAC. Questo protocollo è stato sostituito in tod</text:span><text:span text:style-name="T22">o dal protocollo DHC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</meta:initial-creator>
    <dc:creator>VINCENZO ESPOSITO</dc:creator>
    <meta:creation-date>2020-08-31T18:46:00Z</meta:creation-date>
    <dc:date>2020-11-11T14:14:00Z</dc:date>
    <meta:template xlink:href="Normal" xlink:type="simple"/>
    <meta:editing-cycles>4</meta:editing-cycles>
    <meta:editing-duration>PT5700S</meta:editing-duration>
    <meta:document-statistic meta:page-count="1" meta:paragraph-count="6" meta:word-count="456" meta:character-count="3052" meta:row-count="21" meta:non-whitespace-character-count="2602"/>
  </office:meta>
</office:document-meta>
</file>